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689be" officeooo:paragraph-rsid="001689be"/>
    </style:style>
    <style:style style:name="P2" style:family="paragraph" style:parent-style-name="Text_20_body">
      <style:text-properties officeooo:rsid="001689be" officeooo:paragraph-rsid="001689be"/>
    </style:style>
    <style:style style:name="P3" style:family="paragraph" style:parent-style-name="Heading_20_1">
      <style:text-properties officeooo:rsid="001689be" officeooo:paragraph-rsid="001689be"/>
    </style:style>
    <style:style style:name="P4" style:family="paragraph" style:parent-style-name="Text_20_body">
      <style:text-properties officeooo:paragraph-rsid="001689b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keep-with-next="always"/>
      <style:text-properties officeooo:paragraph-rsid="001689be"/>
    </style:style>
    <style:style style:name="P7" style:family="paragraph" style:parent-style-name="Text_20_body">
      <style:text-properties style:font-name="Liberation Sans" officeooo:rsid="001689be" officeooo:paragraph-rsid="001689be" style:font-name-asian="Microsoft YaHei" style:font-name-complex="Lucida Sans1"/>
    </style:style>
    <style:style style:name="T1" style:family="text">
      <style:text-properties style:font-name="Liberation Sans" officeooo:rsid="001689be" style:font-name-asian="Microsoft YaHei" style:font-name-complex="Lucida Sans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C Leeds Medical tracker</text:p>
      <text:p text:style-name="P1">Kite</text:p>
      <text:p text:style-name="P2"/>
      <text:p text:style-name="P2"/>
      <text:h text:style-name="P3" text:outline-level="1"><text:bookmark-start text:name="__RefHeading___Toc580_1502795578"/>Content Page<text:bookmark-end text:name="__RefHeading___Toc580_1502795578"/></text:h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5"><text:a xlink:type="simple" xlink:href="#__RefHeading___Toc580_1502795578" text:style-name="Index_20_Link" text:visited-style-name="Index_20_Link">Content Page<text:tab/>1</text:a></text:p>
          <text:p text:style-name="P5"><text:a xlink:type="simple" xlink:href="#__RefHeading___Toc582_1502795578" text:style-name="Index_20_Link" text:visited-style-name="Index_20_Link">Organisation Overview<text:tab/>1</text:a></text:p>
          <text:p text:style-name="P5"><text:a xlink:type="simple" xlink:href="#__RefHeading___Toc584_1502795578" text:style-name="Index_20_Link" text:visited-style-name="Index_20_Link">Problem Overview<text:tab/>1</text:a></text:p>
          <text:p text:style-name="P5"><text:a xlink:type="simple" xlink:href="#__RefHeading___Toc586_1502795578" text:style-name="Index_20_Link" text:visited-style-name="Index_20_Link">Scope<text:tab/>1</text:a></text:p>
          <text:p text:style-name="P5"><text:a xlink:type="simple" xlink:href="#__RefHeading___Toc588_1502795578" text:style-name="Index_20_Link" text:visited-style-name="Index_20_Link">User Groups<text:tab/>2</text:a></text:p>
          <text:p text:style-name="P5"><text:a xlink:type="simple" xlink:href="#__RefHeading___Toc590_1502795578" text:style-name="Index_20_Link" text:visited-style-name="Index_20_Link">Empathy Maps<text:tab/>2</text:a></text:p>
          <text:p text:style-name="P5"><text:a xlink:type="simple" xlink:href="#__RefHeading___Toc592_1502795578" text:style-name="Index_20_Link" text:visited-style-name="Index_20_Link">User stories<text:tab/>2</text:a></text:p>
          <text:p text:style-name="P5"><text:a xlink:type="simple" xlink:href="#__RefHeading___Toc594_1502795578" text:style-name="Index_20_Link" text:visited-style-name="Index_20_Link">Laws / Guidance / Legislation<text:tab/>2</text:a></text:p>
          <text:p text:style-name="P5"><text:a xlink:type="simple" xlink:href="#__RefHeading___Toc596_1502795578" text:style-name="Index_20_Link" text:visited-style-name="Index_20_Link">Alternative System<text:tab/>2</text:a></text:p>
          <text:p text:style-name="P5"><text:a xlink:type="simple" xlink:href="#__RefHeading___Toc598_1502795578" text:style-name="Index_20_Link" text:visited-style-name="Index_20_Link">Risks<text:tab/>2</text:a></text:p>
          <text:p text:style-name="P5"><text:a xlink:type="simple" xlink:href="#__RefHeading___Toc600_1502795578" text:style-name="Index_20_Link" text:visited-style-name="Index_20_Link">Decomposition<text:tab/>2</text:a></text:p>
          <text:p text:style-name="P5"><text:a xlink:type="simple" xlink:href="#__RefHeading___Toc602_1502795578" text:style-name="Index_20_Link" text:visited-style-name="Index_20_Link">User Acceptance Criteria<text:tab/>2</text:a></text:p>
          <text:p text:style-name="P5"><text:a xlink:type="simple" xlink:href="#__RefHeading___Toc604_1502795578" text:style-name="Index_20_Link" text:visited-style-name="Index_20_Link">Functional and Non-Functional Requirements<text:tab/>2</text:a></text:p>
          <text:p text:style-name="P5"><text:a xlink:type="simple" xlink:href="#__RefHeading___Toc606_1502795578" text:style-name="Index_20_Link" text:visited-style-name="Index_20_Link">Key Performance Indicators (KPI)<text:tab/>2</text:a></text:p>
          <text:p text:style-name="P5"><text:a xlink:type="simple" xlink:href="#__RefHeading___Toc608_1502795578" text:style-name="Index_20_Link" text:visited-style-name="Index_20_Link">Description Of Proposed Solution<text:tab/>2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6" text:outline-level="1"><text:bookmark-start text:name="__RefHeading___Toc582_1502795578"/><text:soft-page-break/>Or<text:span text:style-name="T1">ganisation Overview</text:span><text:bookmark-end text:name="__RefHeading___Toc582_1502795578"/></text:h>
      <text:p text:style-name="P7"/>
      <text:h text:style-name="P3" text:outline-level="1"><text:bookmark-start text:name="__RefHeading___Toc584_1502795578"/>Problem Overview<text:bookmark-end text:name="__RefHeading___Toc584_1502795578"/></text:h>
      <text:p text:style-name="P4"/>
      <text:h text:style-name="P3" text:outline-level="1"><text:bookmark-start text:name="__RefHeading___Toc586_1502795578"/>Scope<text:bookmark-end text:name="__RefHeading___Toc586_1502795578"/></text:h>
      <text:p text:style-name="P4"/>
      <text:h text:style-name="P3" text:outline-level="1"><text:bookmark-start text:name="__RefHeading___Toc588_1502795578"/>User Groups<text:bookmark-end text:name="__RefHeading___Toc588_1502795578"/></text:h>
      <text:p text:style-name="P4"/>
      <text:h text:style-name="P3" text:outline-level="1"><text:bookmark-start text:name="__RefHeading___Toc590_1502795578"/>Empathy Maps<text:bookmark-end text:name="__RefHeading___Toc590_1502795578"/></text:h>
      <text:p text:style-name="P4"/>
      <text:h text:style-name="P3" text:outline-level="1"><text:bookmark-start text:name="__RefHeading___Toc592_1502795578"/>User stories<text:bookmark-end text:name="__RefHeading___Toc592_1502795578"/></text:h>
      <text:p text:style-name="P4"/>
      <text:h text:style-name="P3" text:outline-level="1"><text:bookmark-start text:name="__RefHeading___Toc594_1502795578"/>Laws / Guidance / Legislation <text:bookmark-end text:name="__RefHeading___Toc594_1502795578"/></text:h>
      <text:p text:style-name="P4"/>
      <text:h text:style-name="P3" text:outline-level="1"><text:bookmark-start text:name="__RefHeading___Toc596_1502795578"/>Alternative System<text:bookmark-end text:name="__RefHeading___Toc596_1502795578"/></text:h>
      <text:p text:style-name="P4"/>
      <text:h text:style-name="P3" text:outline-level="1"><text:bookmark-start text:name="__RefHeading___Toc598_1502795578"/>Risks<text:bookmark-end text:name="__RefHeading___Toc598_1502795578"/></text:h>
      <text:p text:style-name="P4"/>
      <text:h text:style-name="P3" text:outline-level="1"><text:bookmark-start text:name="__RefHeading___Toc600_1502795578"/>Decomposition<text:bookmark-end text:name="__RefHeading___Toc600_1502795578"/></text:h>
      <text:p text:style-name="P4"/>
      <text:h text:style-name="P3" text:outline-level="1"><text:bookmark-start text:name="__RefHeading___Toc602_1502795578"/>User Acceptance Criteria<text:bookmark-end text:name="__RefHeading___Toc602_1502795578"/></text:h>
      <text:p text:style-name="P4"/>
      <text:h text:style-name="P3" text:outline-level="1"><text:bookmark-start text:name="__RefHeading___Toc604_1502795578"/><text:soft-page-break/>Functional and Non-Functional Requirements<text:bookmark-end text:name="__RefHeading___Toc604_1502795578"/></text:h>
      <text:p text:style-name="P4"/>
      <text:h text:style-name="P3" text:outline-level="1"><text:bookmark-start text:name="__RefHeading___Toc606_1502795578"/>Key Performance Indicators (KPI)<text:bookmark-end text:name="__RefHeading___Toc606_1502795578"/></text:h>
      <text:p text:style-name="P4"/>
      <text:h text:style-name="P3" text:outline-level="1"><text:bookmark-start text:name="__RefHeading___Toc608_1502795578"/>Description Of Proposed Solution<text:bookmark-end text:name="__RefHeading___Toc608_1502795578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689be" officeooo:paragraph-rsid="001689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09:28:07.836824300</meta:creation-date>
    <dc:date>2025-10-17T10:18:54.441834500</dc:date>
    <meta:editing-duration>PT13M49S</meta:editing-duration>
    <meta:editing-cycles>1</meta:editing-cycles>
    <meta:generator>LibreOffice/25.2.3.2$Windows_X86_64 LibreOffice_project/bbb074479178df812d175f709636b368952c2ce3</meta:generator>
    <meta:document-statistic meta:table-count="0" meta:image-count="0" meta:object-count="0" meta:page-count="3" meta:paragraph-count="34" meta:word-count="100" meta:character-count="651" meta:non-whitespace-character-count="584"/>
  </office:meta>
</office:document-meta>
</file>